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Kingthings Trypewriter 2" fo:font-size="14pt" officeooo:rsid="00111df9" officeooo:paragraph-rsid="0014524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Labirynty Laguny</text:span><text:line-break/>Gracze znajdują się w sercu Wenecji, gdzie nie tylko wąskie uliczki i kanały skrywają tajemnice. Starożytna istota czeka na uwolnienie, a kluczem do jej przywrócenia są artefakty rozsiane po mieście. Kultystów, konkurujących grup i niewidzialnych wrogów jest pełno, a każdy krok graczy może prowadzić do odkrycia kolejnej warstwy tajemnicy. Czy uda im się powstrzymać Bractwo Cienia Wody przed przywróceniem Marelai do władzy? Czy zdołają rozwikłać tajemnice Labiryntów Laguny?<text:line-break/><text:line-break/><text:span text:style-name="T6">Bractwo Cienia Wody</text:span><text:line-break/>**Nazwa kultu**: **Bractwo Cienia Wody** (Bractwo wierzy, że ich bóg pochodzi z mrocznych głębin, stąd nazwa nawiązująca do wody).<text:line-break/><text:line-break/><text:span text:style-name="T1">Istota, którą chcą przyzwać:</text:span> **Marelai, Pani Mrocznych Głębin**.<text:line-break/><text:line-break/><text:span text:style-name="T1">Motywy Bractwa:</text:span> Bractwo Cienia Wody wierzy, że przebudzenie Marelai przyniesie im nieskończoną moc i pozycję w nowym świecie rządzonym przez ich boginię. Uważają, że ludzkość straciła swoją drogę i tylko przez przywrócenie Marelai do władzy, świat może być uratowany od upadku.</text:p>
      <text:p text:style-name="P1"/>
      <text:p text:style-name="P1"/>
      <text:p text:style-name="P1"/>
      <text:p text:style-name="P1"/>
      <text:p text:style-name="P1"/>
      <text:p text:style-name="P1"><text:line-break/><text:span text:style-name="T1">Marelai, Pani Głębin:</text:span><text:line-break/><text:span text:style-name="T1">Opis Marelai:</text:span> Marelai jest starożytną istotą z mrocznych głębin, czczoną przez Bractwo Cienia Wody. Jej postać jest trudna do opisania w ludzkich terminach. Jest połączeniem kobiety i morskiej bestii, z długimi, łuskowatymi kończynami, tentaklami zamiast włosów i hipnotyzującymi, mrocznymi oczami, które mogą pochłonąć duszę tych, którzy się w nie wpatrują.<text:line-break/><text:line-break/>Legenda głosi, że Marelai śpi w mrocznych głębinach laguny weneckiej, czekając na moment, gdy zostanie obudzona. <text:s/>Jej moc jest tak wielka, że jej przebudzenie miałoby katastrofalne skutki dla Wenecji i świata.<text:line-break/><text:line-break/>Marelai może być uważana za rywala niektórych Wielkich Starożytnych, walcząc o władzę i dominację nad pewnymi obszarami czy aspektami rzeczywistości. Jej uwolnienie mogłoby zagrażać równowadze sił w kosmicznym porządku.<text:line-break/><text:line-break/>Z wykorzystaniem tej postaci, możemy dodać dodatkowe warstwy do scenariusza, takie jak starożytna historia Wenecji, tajemnice związane z uwięzieniem Marelai oraz moralny dylemat, czy faktycznie powinna zostać uwolniona.<text:line-break/></text:p>
      <text:p text:style-name="P1"/>
      <text:p text:style-name="P1"/>
      <text:p text:style-name="P1"/>
      <text:p text:style-name="P1"><text:soft-page-break/><text:line-break/><text:span text:style-name="T6">Dodatkowe aspekty scenariusza:</text:span><text:line-break/><text:line-break/><text:span text:style-name="T1">1. Starożytne Artefakty:</text:span> Gracze mogą dowiedzieć się, że klucz do uwolnienia Marelai leży w odzyskaniu starożytnych artefaktów, które były używane do jej uwięzienia. Mogą to być przedmioty takie jak magiczne amulety, starożytne księgi czy relikwie.<text:line-break/> <text:s text:c="3"/><text:line-break/><text:span text:style-name="T1">2. Inne Kulty:</text:span> Skoro Marelai była rywalem innych Wielkich Starożytnych, inne kulty mogą chcieć powstrzymać jej uwolnienie. Gracze mogą napotkać kultystów Dagona czy innych istot, którzy będą chcieli przeszkodzić w misji Bractwa.<text:line-break/> <text:s text:c="3"/><text:line-break/><text:span text:style-name="T1">3. Moralny Dylemat:</text:span> Czy uwolnienie Marelai jest dobrym pomysłem? Może przynieść chwilową korzyść w walce przeciwko innym Wielkim Starożytnym, ale czy nie spowoduje to większego chaosu i destrukcji w dłuższej perspektywie?<text:line-break/> <text:s text:c="3"/><text:line-break/><text:span text:style-name="T1">4. Zagrożenia:</text:span> Poza kultystami i magicznymi pułapkami, gracze mogą napotkać morskie potwory czy inną sługi, które służyły Marelai i teraz są uśpione w lagunie, czekając na jej powrót.<text:line-break/></text:p>
      <text:p text:style-name="P1"/>
      <text:p text:style-name="P1"/>
      <text:p text:style-name="P1"/>
      <text:p text:style-name="P1"/>
      <text:p text:style-name="P1"/>
      <text:p text:style-name="P1"><text:line-break/><text:span text:style-name="T6">Lokalne weneckie legendy</text:span><text:line-break/><text:span text:style-name="T1">1. Legenda o Ponte dei Sospiri (Moście Westchnień):</text:span> Most ten łączy Pałac Dożów z dawnymi więzieniami. Legenda głosi, że skazani rzucają ostatnie spojrzenie na Wenecję przez okno mostu i wypuszczają westchnienie z żalu. Może maska została ukryta w tym miejscu, a legenda o westchnieniach jest de facto echem magicznych rytuałów z przeszłości.<text:line-break/> <text:s text:c="3"/><text:line-break/><text:span text:style-name="T1">2. Dama w Czerwieni z Ca' Dario:</text:span> Palazzo Ca' Dario to budynek z tragiczną historią. Wielu jego właścicieli zginęło w niewyjaśnionych okolicznościach. Legendy mówią o Damie w Czerwieni, duchu kobiety zmarłej w tragicznych okolicznościach. Dama ta może być opiekunką jednej z części maski lub kluczem do jej odnalezienia.<text:line-break/> <text:s text:c="3"/><text:line-break/><text:span text:style-name="T1">3. Legenda o Bazylice Santa Maria della Salute:</text:span> Bazylika została zbudowana jako ofiara dla Dziewicy Maryi w podziękowaniu za ocalenie Wenecji od zarazy. Legendy mówią o zakopanym pod kościołem artefakcie, który chronił miasto przed chorobą. Może ten artefakt był częścią maski lub kluczem do jej odkrycia.<text:line-break/> <text:s text:c="3"/><text:line-break/><text:span text:style-name="T1">4. Opowieści o Atlantydzie:</text:span> Część weneckich legend mówi, że miasto zostało zbudowane na ruinach starożytnej Atlantydy. Może w podziemiach Wenecji znajdują się starożytne ruiny, a w nich fragmenty maski.<text:line-break/> <text:s text:c="3"/></text:p>
      <text:p text:style-name="P1"><text:soft-page-break/><text:span text:style-name="T1">5. Legendy o weneckich karnawałach:</text:span> Weneckie maski karnawałowe mają długą tradycję. Może jedna z tych tradycji nawiązuje do maski Marelai. Na przykład pewien rodzaj maski, rzadko noszonej podczas karnawałów, może być rzeczywistą maską lub kluczem do jej odkryci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span text:style-name="T3">Szyfr zegarowy:</text:span><text:line-break/><text:span text:style-name="T8">Litera <text:s/>| Wartość Zegarowa<text:line-break/>--------------------------<text:line-break/>A <text:s text:c="5"/>| 1<text:line-break/>Ą <text:s text:c="5"/>| 2<text:line-break/>B <text:s text:c="5"/>| 3<text:line-break/>C <text:s text:c="5"/>| 4<text:line-break/>Ć <text:s text:c="5"/>| 5<text:line-break/>D <text:s text:c="5"/>| 6<text:line-break/>E <text:s text:c="5"/>| 7<text:line-break/>Ę <text:s text:c="5"/>| 8<text:line-break/>F <text:s text:c="5"/>| 9<text:line-break/>G <text:s text:c="5"/>| 10<text:line-break/>H <text:s text:c="5"/>| 11<text:line-break/>I <text:s text:c="5"/>| 12<text:line-break/>J <text:s text:c="5"/>| 1<text:line-break/>K <text:s text:c="5"/>| 2<text:line-break/>L <text:s text:c="5"/>| 3<text:line-break/>Ł <text:s text:c="5"/>| 4<text:line-break/>M <text:s text:c="5"/>| 5<text:line-break/>N <text:s text:c="5"/>| 6<text:line-break/>Ń <text:s text:c="5"/>| 7<text:line-break/>O <text:s text:c="5"/>| 8<text:line-break/>Ó <text:s text:c="5"/>| 9<text:line-break/>P <text:s text:c="5"/>| 10<text:line-break/>Q <text:s text:c="5"/>| 11<text:line-break/>R <text:s text:c="5"/>| 12<text:line-break/>S <text:s text:c="5"/>| 1<text:line-break/>Ś <text:s text:c="5"/>| 2<text:line-break/>T <text:s text:c="5"/>| 3<text:line-break/>U <text:s text:c="5"/>| 4<text:line-break/>V <text:s text:c="5"/>| 5<text:line-break/>W <text:s text:c="5"/>| 6<text:line-break/>X <text:s text:c="5"/>| 7<text:line-break/>Y <text:s text:c="5"/>| 8<text:line-break/>Z <text:s text:c="5"/>| 9<text:line-break/>Ź <text:s text:c="5"/>| 10<text:line-break/>Ż <text:s text:c="5"/>| 1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2T23:45:10.960000000</meta:creation-date>
    <dc:date>2023-08-23T00:00:45.265000000</dc:date>
    <meta:editing-duration>PT15M32S</meta:editing-duration>
    <meta:editing-cycles>5</meta:editing-cycles>
    <meta:generator>LibreOffice/7.2.3.2$Windows_X86_64 LibreOffice_project/d166454616c1632304285822f9c83ce2e660fd92</meta:generator>
    <meta:document-statistic meta:table-count="0" meta:image-count="0" meta:object-count="0" meta:page-count="3" meta:paragraph-count="6" meta:word-count="739" meta:character-count="4899" meta:non-whitespace-character-count="3941"/>
  </office:meta>
</office:document-meta>
</file>